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style:font-name="Arial1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74b3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dd9d3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ceb0d2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e40f6b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74b30"/>
    </style:style>
    <style:style style:name="P1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864ac"/>
    </style:style>
    <style:style style:name="P1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91a83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abbba"/>
    </style:style>
    <style:style style:name="P1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d26a9"/>
    </style:style>
    <style:style style:name="P1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dd9d3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0504c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1414b"/>
    </style:style>
    <style:style style:name="P1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21a54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5129b"/>
    </style:style>
    <style:style style:name="P21" style:family="paragraph" style:parent-style-name="Standard">
      <loext:graphic-properties draw:fill="none"/>
      <style:paragraph-properties fo:margin-left="1.251cm" fo:margin-right="0cm" fo:margin-top="0cm" fo:margin-bottom="0cm" loext:contextual-spacing="false" fo:line-height="100%" fo:text-align="justify" style:justify-single-word="false" fo:text-indent="0cm" style:auto-text-indent="false" fo:background-color="transparent" fo:padding="0.049cm" fo:border="none" style:writing-mode="page"/>
      <style:text-properties fo:color="#000000" style:font-name="Tahoma" fo:font-size="8pt" fo:letter-spacing="-0.016cm" fo:language="es" fo:country="ES" fo:font-weight="normal" officeooo:rsid="02a9ef69" officeooo:paragraph-rsid="02e21a54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1.251cm" fo:margin-right="0cm" fo:margin-top="0.199cm" fo:margin-bottom="0cm" loext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e36a15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1.251cm" fo:margin-right="0cm" fo:margin-top="0.199cm" fo:margin-bottom="0cm" loext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e5129b"/>
    </style:style>
    <style:style style:name="P24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e36a15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e40f6b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e5129b" fo:background-color="transparent" style:font-size-asian="8pt" style:font-weight-asian="normal" style:font-size-complex="8pt" style:font-weight-complex="normal"/>
    </style:style>
    <style:style style:name="P27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e9b3" officeooo:paragraph-rsid="02e0504c" fo:background-color="transparent" style:font-size-asian="7pt" style:font-weight-asian="normal" style:font-size-complex="7pt" style:font-weight-complex="normal"/>
    </style:style>
    <style:style style:name="P28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e9b3" officeooo:paragraph-rsid="02e21a54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5578" officeooo:paragraph-rsid="02d75578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5578" officeooo:paragraph-rsid="02d864ac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5578" officeooo:paragraph-rsid="02dd26a9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5578" officeooo:paragraph-rsid="02ddd9d3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a9ef69" officeooo:paragraph-rsid="02d74b30" fo:background-color="transparent" style:font-size-asian="7pt" style:font-weight-asian="normal" style:font-size-complex="7pt" style:font-weight-complex="normal"/>
    </style:style>
    <style:style style:name="P3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36a15" officeooo:paragraph-rsid="02e36a15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40f6b" officeooo:paragraph-rsid="02e40f6b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5578" officeooo:paragraph-rsid="02dc63ab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5129b" officeooo:paragraph-rsid="02e5129b" fo:background-color="transparent" style:font-size-asian="7pt" style:font-weight-asian="normal" style:font-size-complex="7pt" style:font-weight-complex="normal"/>
    </style:style>
    <style:style style:name="P3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style:font-name="Tahoma" fo:font-size="6pt" fo:letter-spacing="normal" fo:language="es" fo:country="ES" fo:font-style="normal" fo:font-weight="normal" officeooo:rsid="02a9ef69" officeooo:paragraph-rsid="02e1414b" fo:background-color="transparent" style:font-size-asian="6pt" style:font-weight-asian="normal" style:font-size-complex="6pt" style:font-weight-complex="normal"/>
    </style:style>
    <style:style style:name="P3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36a15" officeooo:paragraph-rsid="02e36a15" fo:background-color="transparent" style:font-size-asian="7pt" style:font-weight-asian="normal" style:font-size-complex="7pt" style:font-weight-complex="normal"/>
    </style:style>
    <style:style style:name="P4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36a15" officeooo:paragraph-rsid="02e36a15" fo:background-color="transparent" style:font-size-asian="7pt" style:font-weight-asian="normal" style:font-size-complex="7pt" style:font-weight-complex="normal"/>
    </style:style>
    <style:style style:name="P4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36a15" officeooo:paragraph-rsid="02e36a15" fo:background-color="transparent" style:font-size-asian="7pt" style:font-weight-asian="normal" style:font-size-complex="7pt" style:font-weight-complex="normal"/>
    </style:style>
    <style:style style:name="P4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0504c" officeooo:paragraph-rsid="02e0504c" fo:background-color="transparent" style:font-size-asian="7pt" style:font-weight-asian="normal" style:font-size-complex="7pt" style:font-weight-complex="normal"/>
    </style:style>
    <style:style style:name="P4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5129b" officeooo:paragraph-rsid="02e5129b" fo:background-color="transparent" style:font-size-asian="7pt" style:font-weight-asian="normal" style:font-size-complex="7pt" style:font-weight-complex="normal"/>
    </style:style>
    <style:style style:name="P4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5578" officeooo:paragraph-rsid="02d75578" fo:background-color="transparent" style:font-size-asian="7pt" style:font-weight-asian="normal" style:font-size-complex="7pt" style:font-weight-complex="normal"/>
    </style:style>
    <style:style style:name="P4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5578" officeooo:paragraph-rsid="02d75578" fo:background-color="transparent" style:font-size-asian="7pt" style:font-weight-asian="normal" style:font-size-complex="7pt" style:font-weight-complex="normal"/>
    </style:style>
    <style:style style:name="P4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91a83" officeooo:paragraph-rsid="02d91a83" fo:background-color="transparent" style:font-size-asian="7pt" style:font-weight-asian="normal" style:font-size-complex="7pt" style:font-weight-complex="normal"/>
    </style:style>
    <style:style style:name="P4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75578" officeooo:paragraph-rsid="02dc63ab" fo:background-color="transparent" style:font-size-asian="7pt" style:font-weight-asian="normal" style:font-size-complex="7pt" style:font-weight-complex="normal"/>
    </style:style>
    <style:style style:name="T1" style:family="text">
      <style:text-properties fo:font-variant="small-caps" fo:color="#ffffff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style:text-outline="false" style:font-name="Tahoma" fo:font-size="12pt" fo:language="gl" fo:country="ES" fo:font-weight="bold" officeooo:rsid="02d70aa5" style:font-size-asian="12pt" style:font-weight-asian="bold" style:font-size-complex="12pt" style:font-weight-complex="bold"/>
    </style:style>
    <style:style style:name="T4" style:family="text">
      <style:text-properties fo:color="#323296" style:font-name="Arial1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style:font-name="Arial1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style:font-name="Arial1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style:font-name="Arial1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style:font-name="Arial1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style:font-name="Tahoma" fo:font-size="8pt" fo:letter-spacing="-0.016cm" fo:language="es" fo:country="ES" fo:font-weight="normal" officeooo:rsid="02d7e9b3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style:font-name="Tahoma" fo:font-size="8pt" fo:letter-spacing="-0.016cm" fo:language="es" fo:country="ES" fo:font-weight="normal" officeooo:rsid="02d74b30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style:font-name="Tahoma" fo:font-size="8pt" fo:letter-spacing="-0.016cm" fo:language="es" fo:country="ES" fo:font-weight="normal" officeooo:rsid="02d75578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style:font-name="Tahoma" fo:font-size="8pt" fo:letter-spacing="-0.016cm" fo:language="es" fo:country="ES" fo:font-weight="normal" officeooo:rsid="02d864ac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style:font-name="Tahoma" fo:font-size="8pt" fo:letter-spacing="-0.016cm" fo:language="es" fo:country="ES" fo:font-weight="normal" officeooo:rsid="02d91a83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style:font-name="Tahoma" fo:font-size="8pt" fo:letter-spacing="-0.016cm" fo:language="es" fo:country="ES" fo:font-weight="normal" officeooo:rsid="02dabbba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style:font-name="Tahoma" fo:font-size="8pt" fo:letter-spacing="-0.016cm" fo:language="es" fo:country="ES" fo:font-weight="normal" officeooo:rsid="02dd26a9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style:font-name="Tahoma" fo:font-size="8pt" fo:letter-spacing="-0.016cm" fo:language="es" fo:country="ES" fo:font-weight="normal" officeooo:rsid="02ddd9d3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style:font-name="Tahoma" fo:font-size="8pt" fo:letter-spacing="-0.016cm" fo:language="es" fo:country="ES" fo:font-weight="normal" officeooo:rsid="02e5129b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officeooo:rsid="02a9ef69"/>
    </style:style>
    <style:style style:name="T20" style:family="text">
      <style:text-properties officeooo:rsid="02d864ac"/>
    </style:style>
    <style:style style:name="T21" style:family="text">
      <style:text-properties officeooo:rsid="02d91a83"/>
    </style:style>
    <style:style style:name="T22" style:family="text">
      <style:text-properties officeooo:rsid="02dc63ab"/>
    </style:style>
    <style:style style:name="T23" style:family="text">
      <style:text-properties officeooo:rsid="02dd26a9"/>
    </style:style>
    <style:style style:name="T24" style:family="text">
      <style:text-properties officeooo:rsid="02ddd9d3"/>
    </style:style>
    <style:style style:name="T25" style:family="text">
      <style:text-properties fo:font-variant="normal" fo:text-transform="none" fo:color="#24292e" style:font-name="Tahoma" fo:font-size="8pt" fo:letter-spacing="normal" fo:language="es" fo:country="ES" fo:font-style="normal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font-variant="normal" fo:text-transform="none" fo:color="#24292e" style:font-name="Tahoma" fo:font-size="8pt" fo:letter-spacing="normal" fo:language="es" fo:country="ES" fo:font-style="normal" fo:font-weight="normal" officeooo:rsid="02d60046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font-variant="normal" fo:text-transform="none" fo:color="#24292e" style:font-name="Tahoma" fo:font-size="8pt" fo:letter-spacing="normal" fo:language="es" fo:country="ES" fo:font-style="normal" fo:font-weight="normal" officeooo:rsid="02d824da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font-variant="normal" fo:text-transform="none" fo:color="#24292e" style:font-name="Tahoma" fo:font-size="8pt" fo:letter-spacing="normal" fo:language="es" fo:country="ES" fo:font-style="normal" fo:font-weight="bold" officeooo:rsid="02a9ef69" fo:background-color="transparent" loext:char-shading-value="0" style:font-size-asian="8pt" style:font-size-complex="8pt"/>
    </style:style>
    <style:style style:name="T29" style:family="text">
      <style:text-properties fo:font-variant="normal" fo:text-transform="none" fo:font-size="6pt" fo:letter-spacing="normal" fo:font-style="normal" officeooo:rsid="02a9ef69" style:font-size-asian="6pt" style:font-size-complex="6pt"/>
    </style:style>
    <style:style style:name="T30" style:family="text">
      <style:text-properties fo:font-variant="normal" fo:text-transform="none" fo:font-size="6pt" fo:letter-spacing="normal" fo:font-style="normal" style:font-size-asian="5.25pt" style:font-size-complex="6pt"/>
    </style:style>
    <style:style style:name="T31" style:family="text">
      <style:text-properties fo:font-variant="normal" fo:text-transform="none" fo:font-size="6pt" fo:letter-spacing="normal" fo:font-style="normal" officeooo:rsid="02a9ef69" style:font-size-asian="5.25pt" style:font-size-complex="6pt"/>
    </style:style>
    <style:style style:name="T32" style:family="text">
      <style:text-properties fo:font-variant="normal" fo:text-transform="none" fo:color="#808080" style:font-name="Tahoma" fo:font-size="6pt" fo:letter-spacing="normal" fo:language="es" fo:country="ES" fo:font-style="normal" fo:font-weight="normal" officeooo:rsid="02e1414b" fo:background-color="transparent" loext:char-shading-value="0" style:font-size-asian="5.25pt" style:font-weight-asian="normal" style:font-size-complex="6pt" style:font-weight-complex="normal"/>
    </style:style>
    <style:style style:name="T33" style:family="text">
      <style:text-properties fo:font-variant="normal" fo:text-transform="none" fo:color="#808080" style:font-name="Tahoma" fo:font-size="6pt" fo:letter-spacing="normal" fo:language="es" fo:country="ES" fo:font-style="normal" fo:font-weight="normal" officeooo:rsid="02a9ef69" fo:background-color="transparent" loext:char-shading-value="0" style:font-size-asian="5.25pt" style:font-weight-asian="normal" style:font-size-complex="6pt" style:font-weight-complex="normal"/>
    </style:style>
    <style:style style:name="T34" style:family="text">
      <style:text-properties officeooo:rsid="02e36a15"/>
    </style:style>
    <style:style style:name="T35" style:family="text">
      <style:text-properties officeooo:rsid="02e40f6b"/>
    </style:style>
    <style:style style:name="T36" style:family="text">
      <style:text-properties officeooo:rsid="02e512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8">Muestra <text:span text:style-name="T34">los productos cuyo precio sea menor o igual a 120€</text:span>.</text:p>
      <text:p text:style-name="P34"/>
      <text:p text:style-name="P22">Muestra <text:span text:style-name="T34">los productos cuyo precio sea menor o igual a 120€</text:span>.</text:p>
      <text:p text:style-name="P34"/>
      <text:p text:style-name="P22">Muestra <text:span text:style-name="T34">los productos cuyo precio oscile entre los 80 y 300€</text:span>.</text:p>
      <text:p text:style-name="P34"/>
      <text:p text:style-name="P22">Muestra <text:span text:style-name="T34">los productos cuyo código de fabricante sea 1, 3 ó 5</text:span>.</text:p>
      <text:p text:style-name="P34"/>
      <text:p text:style-name="P22">Muestra <text:span text:style-name="T34">los productos del fabricante con el código 6 cuyo precio sea mayor a 200€</text:span>.</text:p>
      <text:p text:style-name="P34"/>
      <text:p text:style-name="P24"/>
      <text:p text:style-name="P4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17"><text:span text:style-name="T9">Muestra </text:span><text:span text:style-name="T25">el nombre de los departamentos y el presupuesto, de aquellos que tienen un presupuesto mayor o igual a 150000 €.</text:span></text:p>
      <text:p text:style-name="P27"><text:span text:style-name="T29"/></text:p>
      <text:p text:style-name="P17"><text:span text:style-name="T9">Muestra </text:span><text:span text:style-name="T25">el nombre de los departamentos y el presup</text:span><text:span text:style-name="T26">u</text:span><text:span text:style-name="T25">esto, de aquellos que tienen un presupuesto entre 100000 y 200000 €.</text:span></text:p>
      <text:p text:style-name="P42"><text:span text:style-name="T31"/></text:p>
      <text:p text:style-name="P18"><text:span text:style-name="T9">Muestra </text:span><text:span text:style-name="T25">el nombre de los departamentos que </text:span><text:span text:style-name="Strong_20_Emphasis"><text:span text:style-name="T28">no </text:span></text:span><text:span text:style-name="T25">tienen un presupuesto entre 100000 y 200000 €.</text:span></text:p>
      <text:p text:style-name="P38"><text:span text:style-name="T33"/></text:p>
      <text:p text:style-name="P19"><text:span text:style-name="T9">Muestra </text:span><text:span text:style-name="T25">el nombre de los departamentos, gastos y presupuesto, de </text:span><text:span text:style-name="T27">a</text:span><text:span text:style-name="T25">quellos departamentos donde los gastos sean mayores que el presupuesto del que disponen.</text:span></text:p>
      <text:p text:style-name="P28"><text:span text:style-name="T29"/></text:p>
      <text:p text:style-name="P21"/>
      <text:p text:style-name="P4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9">Muestra <text:span text:style-name="T36">los clientes cuyo número de categoría esté entre 150 y 250</text:span>.</text:p>
      <text:p text:style-name="P37"/>
      <text:p text:style-name="P20"><text:span text:style-name="T9">Muestra </text:span><text:span text:style-name="T18">los comerciales cuya comisión sea superior al 12%.</text:span></text:p>
      <text:p text:style-name="P37"/>
      <text:p text:style-name="P23"><text:span text:style-name="T9">Muestra </text:span><text:span text:style-name="T18">los pedidos cuyo total sea inferior a 200€.</text:span></text:p>
      <text:p text:style-name="P37"/>
      <text:p text:style-name="P26"/>
      <text:p text:style-name="P5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11"><text:span text:style-name="T9">Muestra </text:span><text:span text:style-name="T11">el jugador y la temporada de quienes hayan realizado entre 3 y 5 rebotes de media por partido.</text:span></text:p>
      <text:p text:style-name="P33"/>
      <text:p text:style-name="P11"><text:span text:style-name="T9">Muestra </text:span><text:span text:style-name="T10">los nombres </text:span><text:span text:style-name="T12">de los jugadores que pesen entre 180 y 230 libras</text:span><text:span text:style-name="T9">.</text:span></text:p>
      <text:p text:style-name="P44"/>
      <text:p text:style-name="P11"><text:span text:style-name="T9">Muestra </text:span><text:span text:style-name="T10">los </text:span><text:span text:style-name="T12">equipos que hayan recibido entre 50 y 80 puntos del equipo rival</text:span><text:span text:style-name="T9">.</text:span></text:p>
      <text:p text:style-name="P44"/>
      <text:p text:style-name="P11"><text:span text:style-name="T9">Muestra </text:span><text:span text:style-name="T10">los </text:span><text:span text:style-name="T12">equipos que hayan recibido menos de 50 puntos del equipo rival</text:span><text:span text:style-name="T9">.</text:span></text:p>
      <text:p text:style-name="P29"/>
      <text:p text:style-name="P6"/>
      <text:p text:style-name="P4"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9">Muestra <text:span text:style-name="T35">los empleados cuya categoría sea Director o Jefe de sección (códigos 1 y 2)</text:span>.</text:p>
      <text:p text:style-name="P35"/>
      <text:p text:style-name="P10">Muestra <text:span text:style-name="T35">los empleados de categoría Administrativo (código 3) cuya edad sea mayor a 35 años</text:span>.</text:p>
      <text:p text:style-name="P35"/>
      <text:p text:style-name="P10">Muestra <text:span text:style-name="T35">las categorías cuyo salario sea inferior a 35.000€ o superior a 40.000€.</text:span></text:p>
      <text:p text:style-name="P35"><text:soft-page-break/></text:p>
      <text:p text:style-name="P25"/>
      <text:p text:style-name="P4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12"><text:span text:style-name="T9">Muestra </text:span><text:span text:style-name="T13">nombre y límite de crédito de los clientes que tengan un límite de crédito no superior a 35000 €</text:span><text:span text:style-name="T9">.</text:span></text:p>
      <text:p text:style-name="P30"/>
      <text:p text:style-name="P13"><text:span text:style-name="T9">Muestra </text:span><text:span text:style-name="T14">los detalles de los pedidos cuyo precio por unidad por unidad de producto oscile entre 12 y 24 €.</text:span></text:p>
      <text:p text:style-name="P46"/>
      <text:p text:style-name="P14"><text:span text:style-name="T9">Muestra </text:span><text:span text:style-name="T13">nombre, </text:span><text:span text:style-name="T15">apellidos, email y puesto de trabajo de los empleados cuyos códigos de jefe no sean superiores a 3 ni inferiores a 20.</text:span></text:p>
      <text:p text:style-name="P47"/>
      <text:p text:style-name="P15"><text:span text:style-name="T9">Muestra </text:span><text:span text:style-name="T16">código y nombre de las oficinas cuyo código postal sea superior a 9000</text:span><text:span text:style-name="T9">.</text:span></text:p>
      <text:p text:style-name="P31"/>
      <text:p text:style-name="P16"><text:span text:style-name="T9">Muestra </text:span><text:span text:style-name="T17">los detalles de los pagos cuyo total sea superior a 500 € e inferior a 3000€</text:span><text:span text:style-name="T9">.</text:span></text:p>
      <text:p text:style-name="P32"/>
      <text:p text:style-name="P16"><text:span text:style-name="T9">Muestra </text:span><text:span text:style-name="T17">los productos cuyos precios de venta oscilen entre los 8 y 10 €, y que su cantidad en el stock sea menor de 100</text:span><text:span text:style-name="T9">.</text:span></text:p>
      <text:p text:style-name="P32"/>
      <text:p text:style-name="P7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style:text-outline="false" style:font-name="Tahoma" fo:font-size="12pt" fo:language="gl" fo:country="ES" fo:font-weight="bold" officeooo:rsid="02d70aa5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<text:span text:style-name="MT2">ealización de consultas </text:span><text:span text:style-name="MT3">con operadores de rango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7-31T11:10:40.919000000</meta:creation-date>
    <dc:date>2022-02-03T15:34:50.077000000</dc:date>
    <meta:editing-duration>P2DT3H24M28S</meta:editing-duration>
    <meta:editing-cycles>620</meta:editing-cycles>
    <meta:generator>LibreOffice/6.3.0.4$Windows_X86_64 LibreOffice_project/057fc023c990d676a43019934386b85b21a9ee99</meta:generator>
    <meta:document-statistic meta:table-count="0" meta:image-count="0" meta:object-count="0" meta:page-count="2" meta:paragraph-count="32" meta:word-count="446" meta:character-count="2500" meta:non-whitespace-character-count="2086"/>
  </office:meta>
</office:document-meta>
</file>